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12.07mm"/>
    </style:style>
    <style:style style:name="co5" style:family="table-column">
      <style:table-column-properties fo:break-before="auto" style:column-width="33.3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3.42mm"/>
    </style:style>
    <style:style style:name="co8" style:family="table-column">
      <style:table-column-properties fo:break-before="auto" style:column-width="20.5mm"/>
    </style:style>
    <style:style style:name="co9" style:family="table-column">
      <style:table-column-properties fo:break-before="auto" style:column-width="29.21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30.04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18.87mm"/>
    </style:style>
    <style:style style:name="co14" style:family="table-column">
      <style:table-column-properties fo:break-before="auto" style:column-width="16.69mm"/>
    </style:style>
    <style:style style:name="co15" style:family="table-column">
      <style:table-column-properties fo:break-before="auto" style:column-width="16.14mm"/>
    </style:style>
    <style:style style:name="co16" style:family="table-column">
      <style:table-column-properties fo:break-before="auto" style:column-width="16.97mm"/>
    </style:style>
    <style:style style:name="co17" style:family="table-column">
      <style:table-column-properties fo:break-before="auto" style:column-width="15.5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entury-genres_sans-pliny-liv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/>
          <table:table-cell office:value-type="string" calcext:value-type="string">
            <text:p>Historical writing</text:p>
          </table:table-cell>
          <table:table-cell office:value-type="string" calcext:value-type="string">
            <text:p>Oratory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Erudit compilitation</text:p>
          </table:table-cell>
          <table:table-cell office:value-type="string" calcext:value-type="string">
            <text:p>Letter writing</text:p>
          </table:table-cell>
          <table:table-cell office:value-type="string" calcext:value-type="string">
            <text:p>Poetry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Technical writing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Rhetorical writing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Panegyric</text:p>
          </table:table-cell>
          <table:table-cell office:value-type="string" calcext:value-type="string">
            <text:p>Dialogue</text:p>
          </table:table-cell>
          <table:table-cell office:value-type="string" calcext:value-type="string">
            <text:p>Comedy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Tragedy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950" calcext:value-type="float">
            <text:p>10950</text:p>
          </table:table-cell>
          <table:table-cell table:number-columns-repeated="7"/>
          <table:table-cell office:value-type="float" office:value="10950" calcext:value-type="float">
            <text:p>10950</text:p>
          </table:table-cell>
          <table:table-cell table:number-columns-repeated="2"/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4095" calcext:value-type="float">
            <text:p>44095</text:p>
          </table:table-cell>
          <table:table-cell table:number-columns-repeated="7"/>
          <table:table-cell office:value-type="float" office:value="44095" calcext:value-type="float">
            <text:p>44095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72681" calcext:value-type="float">
            <text:p>72681</text:p>
          </table:table-cell>
          <table:table-cell office:value-type="float" office:value="10257" calcext:value-type="float">
            <text:p>10257</text:p>
          </table:table-cell>
          <table:table-cell table:number-columns-repeated="2"/>
          <table:table-cell office:value-type="float" office:value="164139" calcext:value-type="float">
            <text:p>164139</text:p>
          </table:table-cell>
          <table:table-cell office:value-type="float" office:value="218035" calcext:value-type="float">
            <text:p>218035</text:p>
          </table:table-cell>
          <table:table-cell office:value-type="float" office:value="81360" calcext:value-type="float">
            <text:p>81360</text:p>
          </table:table-cell>
          <table:table-cell office:value-type="float" office:value="9481" calcext:value-type="float">
            <text:p>9481</text:p>
          </table:table-cell>
          <table:table-cell/>
          <table:table-cell office:value-type="float" office:value="32878" calcext:value-type="float">
            <text:p>32878</text:p>
          </table:table-cell>
          <table:table-cell office:value-type="float" office:value="4321" calcext:value-type="float">
            <text:p>432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58" calcext:value-type="float">
            <text:p>98258</text:p>
          </table:table-cell>
          <table:table-cell/>
          <table:table-cell office:value-type="float" office:value="31951" calcext:value-type="float">
            <text:p>31951</text:p>
          </table:table-cell>
          <table:table-cell/>
          <table:table-cell office:value-type="float" office:value="196711" calcext:value-type="float">
            <text:p>196711</text:p>
          </table:table-cell>
          <table:table-cell office:value-type="float" office:value="36896" calcext:value-type="float">
            <text:p>36896</text:p>
          </table:table-cell>
          <table:table-cell office:value-type="float" office:value="4345" calcext:value-type="float">
            <text:p>4345</text:p>
          </table:table-cell>
          <table:table-cell office:value-type="float" office:value="206695" calcext:value-type="float">
            <text:p>206695</text:p>
          </table:table-cell>
          <table:table-cell office:value-type="float" office:value="106135" calcext:value-type="float">
            <text:p>106135</text:p>
          </table:table-cell>
          <table:table-cell office:value-type="float" office:value="178715" calcext:value-type="float">
            <text:p>178715</text:p>
          </table:table-cell>
          <table:table-cell table:number-columns-repeated="5"/>
          <table:table-cell office:value-type="float" office:value="12878" calcext:value-type="float">
            <text:p>128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863" calcext:value-type="float">
            <text:p>21863</text:p>
          </table:table-cell>
          <table:table-cell office:value-type="float" office:value="54983" calcext:value-type="float">
            <text:p>54983</text:p>
          </table:table-cell>
          <table:table-cell office:value-type="float" office:value="128395" calcext:value-type="float">
            <text:p>128395</text:p>
          </table:table-cell>
          <table:table-cell/>
          <table:table-cell office:value-type="float" office:value="26875" calcext:value-type="float">
            <text:p>26875</text:p>
          </table:table-cell>
          <table:table-cell office:value-type="float" office:value="6383" calcext:value-type="float">
            <text:p>6383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1672" calcext:value-type="float">
            <text:p>11672</text:p>
          </table:table-cell>
          <table:table-cell table:number-columns-repeated="5"/>
          <table:table-cell office:value-type="float" office:value="11672" calcext:value-type="float">
            <text:p>116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861" calcext:value-type="float">
            <text:p>148861</text:p>
          </table:table-cell>
          <table:table-cell office:value-type="float" office:value="5530" calcext:value-type="float">
            <text:p>5530</text:p>
          </table:table-cell>
          <table:table-cell table:number-columns-repeated="2"/>
          <table:table-cell office:value-type="float" office:value="54237" calcext:value-type="float">
            <text:p>54237</text:p>
          </table:table-cell>
          <table:table-cell office:value-type="float" office:value="28930" calcext:value-type="float">
            <text:p>28930</text:p>
          </table:table-cell>
          <table:table-cell table:number-columns-repeated="5"/>
          <table:table-cell office:value-type="float" office:value="1382" calcext:value-type="float">
            <text:p>1382</text:p>
          </table:table-cell>
          <table:table-cell table:number-columns-repeated="2"/>
          <table:table-cell office:value-type="float" office:value="18355" calcext:value-type="float">
            <text:p>183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418" calcext:value-type="float">
            <text:p>14418</text:p>
          </table:table-cell>
          <table:table-cell office:value-type="float" office:value="22218" calcext:value-type="float">
            <text:p>22218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4178" calcext:value-type="float">
            <text:p>74178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956" calcext:value-type="float">
            <text:p>85956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0" table:target-range-address="'century-genres_sans-pliny-livy'.A2:'century-genres_sans-pliny-livy'.Q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09:51:37.278779537</dc:date>
    <meta:editing-duration>PT8M54S</meta:editing-duration>
    <meta:editing-cycles>2</meta:editing-cycles>
    <meta:generator>LibreOffice/6.0.7.3$Linux_X86_64 LibreOffice_project/00m0$Build-3</meta:generator>
    <meta:document-statistic meta:table-count="1" meta:cell-count="70" meta:object-count="0"/>
  </office:meta>
</office:document-meta>
</file>